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es" fo:country="AR"/>
    </style:style>
    <style:style style:name="P2" style:family="paragraph" style:parent-style-name="Subtitle">
      <style:text-properties fo:language="es" fo:country="AR" officeooo:rsid="0019d139" officeooo:paragraph-rsid="0019d139"/>
    </style:style>
    <style:style style:name="P3" style:family="paragraph" style:parent-style-name="Text_20_body">
      <style:text-properties fo:language="es" fo:country="AR" officeooo:rsid="0019d139" officeooo:paragraph-rsid="0019d139"/>
    </style:style>
    <style:style style:name="P4" style:family="paragraph" style:parent-style-name="Heading_20_1">
      <style:text-properties fo:language="es" fo:country="AR" officeooo:rsid="0019d139" officeooo:paragraph-rsid="0019d139"/>
    </style:style>
    <style:style style:name="P5" style:family="paragraph" style:parent-style-name="Text_20_body">
      <style:text-properties fo:language="es" fo:country="AR" officeooo:paragraph-rsid="0019d139"/>
    </style:style>
    <style:style style:name="P6" style:family="paragraph" style:parent-style-name="Text_20_body" style:list-style-name="L1">
      <style:text-properties fo:language="es" fo:country="AR" officeooo:rsid="0019d139" officeooo:paragraph-rsid="0019d139"/>
    </style:style>
    <style:style style:name="P7" style:family="paragraph" style:parent-style-name="Text_20_body" style:list-style-name="L1">
      <style:text-properties fo:language="es" fo:country="AR" officeooo:rsid="001a67d1" officeooo:paragraph-rsid="001a67d1"/>
    </style:style>
    <style:style style:name="P8" style:family="paragraph" style:parent-style-name="Heading_20_2">
      <style:text-properties fo:language="es" fo:country="AR" officeooo:rsid="0019d139" officeooo:paragraph-rsid="0019d139"/>
    </style:style>
    <style:style style:name="P9" style:family="paragraph" style:parent-style-name="Text_20_body" style:list-style-name="L2">
      <style:text-properties fo:language="es" fo:country="AR" officeooo:rsid="0019d139" officeooo:paragraph-rsid="0019d139"/>
    </style:style>
    <style:style style:name="P10" style:family="paragraph" style:parent-style-name="Text_20_body" style:list-style-name="L3">
      <style:text-properties fo:language="es" fo:country="AR" officeooo:rsid="0019d139" officeooo:paragraph-rsid="0019d139"/>
    </style:style>
    <style:style style:name="P11" style:family="paragraph" style:parent-style-name="Text_20_body" style:list-style-name="L3">
      <style:text-properties fo:language="es" fo:country="AR" officeooo:rsid="001a67d1" officeooo:paragraph-rsid="001a67d1"/>
    </style:style>
    <style:style style:name="P12" style:family="paragraph" style:parent-style-name="Heading_20_2">
      <style:text-properties fo:language="es" fo:country="AR" officeooo:rsid="001a67d1" officeooo:paragraph-rsid="001a67d1"/>
    </style:style>
    <style:style style:name="P13" style:family="paragraph" style:parent-style-name="Text_20_body">
      <style:text-properties fo:language="es" fo:country="AR" officeooo:paragraph-rsid="001a67d1"/>
    </style:style>
    <style:style style:name="P14" style:family="paragraph" style:parent-style-name="Text_20_body" style:list-style-name="L4">
      <style:text-properties fo:language="es" fo:country="AR" officeooo:rsid="001a67d1" officeooo:paragraph-rsid="001a67d1"/>
    </style:style>
    <style:style style:name="P15" style:family="paragraph" style:parent-style-name="Text_20_body">
      <style:text-properties fo:language="es" fo:country="AR" officeooo:rsid="001a67d1" officeooo:paragraph-rsid="001a67d1"/>
    </style:style>
    <style:style style:name="P16" style:family="paragraph" style:parent-style-name="Heading_20_1">
      <style:text-properties fo:language="es" fo:country="AR" officeooo:rsid="001a67d1" officeooo:paragraph-rsid="001a67d1"/>
    </style:style>
    <style:style style:name="P17" style:family="paragraph" style:parent-style-name="Text_20_body">
      <style:text-properties fo:language="es" fo:country="AR" officeooo:rsid="001d9678" officeooo:paragraph-rsid="001d9678"/>
    </style:style>
    <style:style style:name="P18" style:family="paragraph" style:parent-style-name="Text_20_body" style:list-style-name="L5">
      <style:text-properties fo:language="es" fo:country="AR" officeooo:rsid="001a67d1" officeooo:paragraph-rsid="001a67d1"/>
    </style:style>
    <style:style style:name="P19" style:family="paragraph" style:parent-style-name="Text_20_body" style:list-style-name="L5">
      <style:text-properties fo:language="es" fo:country="AR" officeooo:rsid="001af72e" officeooo:paragraph-rsid="001af72e"/>
    </style:style>
    <style:style style:name="P20" style:family="paragraph" style:parent-style-name="Heading_20_2">
      <style:text-properties fo:language="es" fo:country="AR" officeooo:rsid="001af72e" officeooo:paragraph-rsid="001af72e"/>
    </style:style>
    <style:style style:name="P21" style:family="paragraph" style:parent-style-name="Text_20_body">
      <style:text-properties fo:language="es" fo:country="AR" officeooo:paragraph-rsid="001af72e"/>
    </style:style>
    <style:style style:name="P22" style:family="paragraph" style:parent-style-name="Text_20_body" style:list-style-name="L6">
      <style:text-properties fo:language="es" fo:country="AR" officeooo:rsid="001af72e" officeooo:paragraph-rsid="001af72e"/>
    </style:style>
    <style:style style:name="P23" style:family="paragraph" style:parent-style-name="Text_20_body" style:list-style-name="L6">
      <style:text-properties fo:language="es" fo:country="AR" officeooo:rsid="001b3a41" officeooo:paragraph-rsid="001b3a41"/>
    </style:style>
    <style:style style:name="P24" style:family="paragraph" style:parent-style-name="Text_20_body">
      <style:text-properties fo:language="es" fo:country="AR" officeooo:rsid="001b3a41" officeooo:paragraph-rsid="001b3a41"/>
    </style:style>
    <style:style style:name="P25" style:family="paragraph" style:parent-style-name="Heading_20_2">
      <style:text-properties fo:language="es" fo:country="AR" officeooo:rsid="001b3a41" officeooo:paragraph-rsid="001b3a41"/>
    </style:style>
    <style:style style:name="P26" style:family="paragraph" style:parent-style-name="Text_20_body">
      <style:text-properties fo:language="es" fo:country="AR" officeooo:paragraph-rsid="001b3a41"/>
    </style:style>
    <style:style style:name="P27" style:family="paragraph" style:parent-style-name="Text_20_body">
      <style:text-properties officeooo:paragraph-rsid="001b3a41"/>
    </style:style>
    <style:style style:name="P28" style:family="paragraph" style:parent-style-name="Text_20_body">
      <style:text-properties fo:language="es" fo:country="AR" officeooo:rsid="001f2812" officeooo:paragraph-rsid="001f281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f72e"/>
    </style:style>
    <style:style style:name="T3" style:family="text">
      <style:text-properties officeooo:rsid="001c8af5"/>
    </style:style>
    <style:style style:name="T4" style:family="text">
      <style:text-properties officeooo:rsid="001b3a41"/>
    </style:style>
    <style:style style:name="T5" style:family="text">
      <style:text-properties officeooo:rsid="001d9678"/>
    </style:style>
    <style:style style:name="T6" style:family="text">
      <style:text-properties fo:language="es" fo:country="AR" officeooo:rsid="001b3a41"/>
    </style:style>
    <style:style style:name="T7" style:family="text">
      <style:text-properties fo:language="es" fo:country="AR" officeooo:rsid="001c8af5"/>
    </style:style>
    <style:style style:name="T8" style:family="text">
      <style:text-properties fo:language="es" fo:country="AR" officeooo:rsid="001f281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ngua</text:p>
      <text:p text:style-name="P2">temas:</text:p>
      <text:p text:style-name="P2">novela (cuento con carpincho y todo)</text:p>
      <text:p text:style-name="P2">ortografía (s, c y z)</text:p>
      <text:p text:style-name="P3"/>
      <text:h text:style-name="P4" text:outline-level="1">abreviaturas</text:h>
      <text:p text:style-name="P5"/>
      <text:list text:style-name="L1">
        <text:list-item>
          <text:p text:style-name="P6">Sust - sustantivo</text:p>
        </text:list-item>
        <text:list-item>
          <text:p text:style-name="P6">adj – adjetivo</text:p>
        </text:list-item>
        <text:list-item>
          <text:p text:style-name="P6">gent. – gentilicios</text:p>
        </text:list-item>
        <text:list-item>
          <text:p text:style-name="P7">superl. – superlativos</text:p>
        </text:list-item>
        <text:list-item>
          <text:p text:style-name="P7">aument. - aumentativo</text:p>
        </text:list-item>
      </text:list>
      <text:p text:style-name="P3"/>
      <text:h text:style-name="P4" text:outline-level="1">ortografía (s, c Y z)</text:h>
      <text:p text:style-name="P5"/>
      <text:h text:style-name="P8" text:outline-level="2">C<text:span text:style-name="T1"/></text:h>
      <text:p text:style-name="P5"/>
      <text:list text:style-name="L2">
        <text:list-item>
          <text:p text:style-name="P9">Verbos terminados en cer-cir excepto toser</text:p>
        </text:list-item>
        <text:list-item>
          <text:p text:style-name="P9">diminutivos cito-cita menos plurales o terminaciones s</text:p>
        </text:list-item>
        <text:list-item>
          <text:p text:style-name="P9">sust. Terminados en ción</text:p>
        </text:list-item>
        <text:list-item>
          <text:p text:style-name="P9">sust. Terminados en cie-cia</text:p>
        </text:list-item>
      </text:list>
      <text:p text:style-name="P3"/>
      <text:h text:style-name="P8" text:outline-level="2">S</text:h>
      <text:p text:style-name="P5"/>
      <text:list text:style-name="L3">
        <text:list-item>
          <text:p text:style-name="P10">Adj. Terminados en sivo-siva oso-osa sible</text:p>
        </text:list-item>
        <text:list-item>
          <text:p text:style-name="P10">terminadas en sión</text:p>
        </text:list-item>
        <text:list-item>
          <text:p text:style-name="P11">superl. Terminados en isimo-isima</text:p>
          <text:p text:style-name="P10"><text:soft-page-break/>gent. Terminados en ense</text:p>
        </text:list-item>
      </text:list>
      <text:h text:style-name="P12" text:outline-level="2">Z</text:h>
      <text:p text:style-name="P13"/>
      <text:list text:style-name="L4">
        <text:list-item>
          <text:p text:style-name="P14">Mayoría de verbos terminados en izor-izar</text:p>
        </text:list-item>
        <text:list-item>
          <text:p text:style-name="P14">aument. En ozo – oza</text:p>
        </text:list-item>
        <text:list-item>
          <text:p text:style-name="P14">sust. Terminados en az-oz</text:p>
        </text:list-item>
      </text:list>
      <text:p text:style-name="P15"/>
      <text:h text:style-name="P16" text:outline-level="1">novela</text:h>
      <text:p text:style-name="P13"/>
      <text:p text:style-name="P15">Con respecto a la novela no puedo dar mucho, <text:span text:style-name="T2">la tengo que leer</text:span>, voy a dar lo que puedo</text:p>
      <text:p text:style-name="P15"/>
      <text:p text:style-name="P17">cuento con carpincho y todo, de <text:s/>liliana cinetto</text:p>
      <text:p text:style-name="P15"/>
      <text:h text:style-name="P12" text:outline-level="2">personajes</text:h>
      <text:p text:style-name="P13"/>
      <text:list text:style-name="L5">
        <text:list-item>
          <text:p text:style-name="P18">Tía Palmira</text:p>
        </text:list-item>
        <text:list-item>
          <text:p text:style-name="P18">sedero - <text:span text:style-name="T3">E</text:span><text:span text:style-name="T4">usebio</text:span></text:p>
        </text:list-item>
        <text:list-item>
          <text:p text:style-name="P18">Manuel (el que le gusta a la protagonista)</text:p>
        </text:list-item>
        <text:list-item>
          <text:p text:style-name="P18">papa de la protagonista</text:p>
        </text:list-item>
        <text:list-item>
          <text:p text:style-name="P18">mama de la protagonista</text:p>
        </text:list-item>
        <text:list-item>
          <text:p text:style-name="P18">profe de lengu<text:span text:style-name="T2">a</text:span></text:p>
        </text:list-item>
        <text:list-item>
          <text:p text:style-name="P19">luciana: protagonista</text:p>
        </text:list-item>
        <text:list-item>
          <text:p text:style-name="P19">carpincho</text:p>
        </text:list-item>
      </text:list>
      <text:h text:style-name="P20" text:outline-level="2">indice – pág 93</text:h>
      <text:p text:style-name="P21"/>
      <text:list text:style-name="L6">
        <text:list-item>
          <text:p text:style-name="P22">Cosas raras en la hora de la siesta – pág 7</text:p>
        </text:list-item>
        <text:list-item>
          <text:p text:style-name="P22">¿Un qué? – pág 15</text:p>
        </text:list-item>
        <text:list-item>
          <text:p text:style-name="P22">¿Quien podía ser? – pág 21</text:p>
        </text:list-item>
        <text:list-item>
          <text:p text:style-name="P22">Cosas cada vez mas raras – pág <text:s/>31</text:p>
        </text:list-item>
        <text:list-item>
          <text:p text:style-name="P22">vivir con un carpincho – pág 39</text:p>
        </text:list-item>
        <text:list-item>
          <text:p text:style-name="P22"><text:soft-page-break/>Doce palabras – pág 45</text:p>
        </text:list-item>
        <text:list-item>
          <text:p text:style-name="P22">temas de interés general – pág 51</text:p>
        </text:list-item>
        <text:list-item>
          <text:p text:style-name="P23">Palmira y <text:span text:style-name="T3">E</text:span>usebio contraatacan – pág 57</text:p>
        </text:list-item>
        <text:list-item>
          <text:p text:style-name="P23">un desastre total – pág 65</text:p>
        </text:list-item>
        <text:list-item>
          <text:p text:style-name="P23">un desastre peor – pág <text:s/>71</text:p>
        </text:list-item>
        <text:list-item>
          <text:p text:style-name="P23">el momento de ordenar – pág 81</text:p>
        </text:list-item>
        <text:list-item>
          <text:p text:style-name="P23">y llego el final – 87</text:p>
        </text:list-item>
      </text:list>
      <text:p text:style-name="P24"/>
      <text:h text:style-name="P25" text:outline-level="2">inicio - desarrollo – final muy resumidos</text:h>
      <text:p text:style-name="P26"/>
      <text:p text:style-name="P24">La profe de lengua le da de tarea para el acto de fin de año hacer un cuento que tenga de todo, en la cas<text:span text:style-name="T5">a</text:span> de la protagonista entra un carpincho</text:p>
      <text:p text:style-name="P24"/>
      <text:p text:style-name="P24">el carpincho desde que mordía las patas de los muebles, haza que literalmente destruye la casa, y <text:span text:style-name="T3">L</text:span>uciana, la protagonista, no a hecho el cuento, aunque por fin dice algo sin tragarse las palabras</text:p>
      <text:p text:style-name="P24"/>
      <text:p text:style-name="P27"><text:span text:style-name="T6">después de destruir la casa y desaparecer, el carpincho, las cosas se relajaron, </text:span><text:span text:style-name="T7">L</text:span><text:span text:style-name="T6">uciana hizo el cuento, le revelo sus sentimientos a Manuel y ya no se le traban las palab</text:span><text:span text:style-name="T8">ras</text:span></text:p>
      <text:p text:style-name="P17"/>
      <text:p text:style-name="P17"/>
      <text:p text:style-name="P28">en mi pagina web tienen el pdf de la novela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2T19:42:55.855610600</meta:creation-date>
    <dc:date>2025-10-13T19:31:33.767630500</dc:date>
    <meta:editing-duration>PT9M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3" meta:paragraph-count="55" meta:word-count="361" meta:character-count="1879" meta:non-whitespace-character-count="1587"/>
  </office:meta>
</office:document-meta>
</file>